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 style:list-style-name="L1">
      <style:text-properties style:font-name="DejaVu Sans Mono" fo:font-size="16pt" fo:font-weight="bold" fo:background-color="#ffff00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DejaVu Sans Mono" fo:font-size="16pt" fo:font-weight="bold" fo:background-color="#ffff00" style:font-size-asian="16pt" style:font-weight-asian="bold" style:font-size-complex="16pt" style:font-weight-complex="bold"/>
    </style:style>
    <style:style style:name="T1" style:family="text">
      <style:text-properties style:font-name="DejaVu Sans Mono" fo:font-size="16pt" fo:font-weight="bold" fo:background-color="#ffff00" loext:char-shading-value="0" style:font-size-asian="16pt" style:font-weight-asian="bold" style:font-size-complex="16pt" style:font-weight-complex="bold"/>
    </style:style>
    <style:style style:name="T2" style:family="text">
      <style:text-properties style:font-name="DejaVu Sans Mono" fo:font-size="16pt" fo:font-weight="bold" officeooo:rsid="001a6afe" fo:background-color="#ffff00" loext:char-shading-value="0" style:font-size-asian="16pt" style:font-weight-asian="bold" style:font-size-complex="16pt" style:font-weight-complex="bol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<text:span text:style-name="T1">Sr. </text:span></text:span><text:span text:style-name="Strong_20_Emphasis"><text:span text:style-name="T2">joan ramis</text:span></text:span><text:span text:style-name="T1"><text:line-break/>Secretària del Club Marítim de Maó<text:line-break/>C/ Moll de Llevant, 115<text:line-break/>07701 Maó</text:span></text:p>
      <text:p text:style-name="Text_20_body"><text:span text:style-name="T1">Us </text:span><text:span text:style-name="Strong_20_Emphasis"><text:span text:style-name="T1">convoc</text:span></text:span><text:span text:style-name="T1"> a la </text:span><text:span text:style-name="Strong_20_Emphasis"><text:span text:style-name="T1">pròxima reunió del Club Marítim de Maó</text:span></text:span><text:span text:style-name="T1">, adreçada a tots els socis i sòcies del club.</text:span></text:p>
      <text:p text:style-name="Text_20_body"><text:span text:style-name="Strong_20_Emphasis"><text:span text:style-name="T1">Dia:</text:span></text:span><text:span text:style-name="T1"> dilluns, </text:span><text:span text:style-name="Strong_20_Emphasis"><text:span text:style-name="T1">3 de novembre de 2025</text:span></text:span><text:span text:style-name="T1"><text:line-break/></text:span><text:span text:style-name="Strong_20_Emphasis"><text:span text:style-name="T1">Hora:</text:span></text:span><text:span text:style-name="T1"> </text:span><text:span text:style-name="Strong_20_Emphasis"><text:span text:style-name="T1">20.00 h</text:span></text:span><text:span text:style-name="T1"><text:line-break/></text:span><text:span text:style-name="Strong_20_Emphasis"><text:span text:style-name="T1">Lloc:</text:span></text:span><text:span text:style-name="T1"> </text:span><text:span text:style-name="Strong_20_Emphasis"><text:span text:style-name="T1">Sala d’actes del Club Marítim de Maó</text:span></text:span><text:span text:style-name="T1">, Moll de Llevant, 115, Maó.</text:span></text:p>
      <text:p text:style-name="Text_20_body"><text:span text:style-name="Strong_20_Emphasis"><text:span text:style-name="T1">Ordre del dia:</text:span></text:span></text:p>
      <text:list text:style-name="L1">
        <text:list-item>
          <text:p text:style-name="P1">Lectura i aprovació de l’acta de la sessió anterior.</text:p>
        </text:list-item>
        <text:list-item>
          <text:p text:style-name="P1">Planificació de les activitats esportives de la temporada 2025-2026.</text:p>
        </text:list-item>
        <text:list-item>
          <text:p text:style-name="P1">Estat de comptes i pressupost anual.</text:p>
        </text:list-item>
        <text:list-item>
          <text:p text:style-name="P1">Renovació parcial de la junta directiva.</text:p>
        </text:list-item>
        <text:list-item>
          <text:p text:style-name="P1">Torn obert de paraules.</text:p>
        </text:list-item>
      </text:list>
      <text:p text:style-name="Text_20_body"><text:span text:style-name="Emphasis"><text:span text:style-name="T1">[rúbrica]</text:span></text:span><text:span text:style-name="T1"><text:line-break/></text:span><text:span text:style-name="Strong_20_Emphasis"><text:span text:style-name="T1">Pere Seguí Bosch</text:span></text:span><text:span text:style-name="T1"><text:line-break/>President del Club Marítim de Maó</text:span></text:p>
      <text:p text:style-name="Text_20_body"><text:span text:style-name="Strong_20_Emphasis"><text:span text:style-name="T1">Maó, 29 d’octubre de 2025</text:span></text:span></text:p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29T12:37:51.777407812</meta:creation-date>
    <dc:date>2025-10-29T12:39:15.620327699</dc:date>
    <meta:editing-duration>PT1M24S</meta:editing-duration>
    <meta:editing-cycles>1</meta:editing-cycles>
    <meta:document-statistic meta:table-count="0" meta:image-count="0" meta:object-count="0" meta:page-count="1" meta:paragraph-count="11" meta:word-count="116" meta:character-count="630" meta:non-whitespace-character-count="530"/>
    <meta:generator>LibreOffice/25.2.6.2$Linux_X86_64 LibreOffice_project/40d1a0e1d5bdf1afaeae24d9ece32bbb00fa66a4</meta:generator>
  </office:meta>
</office:document-meta>
</file>